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🚀 Plano de Ação: Do Zero ao APK</text:h>
      <text:h text:style-name="Heading_20_3" text:outline-level="3">Etapa 1: Setup e Estrutura de Dados (Semana 1)</text:h>
      <text:list text:style-name="L1">
        <text:list-item>
          <text:p text:style-name="P1">[ ] Configurar o ambiente (<text:span text:style-name="Source_20_Text">python -m venv venv</text:span>).</text:p>
        </text:list-item>
        <text:list-item>
          <text:p text:style-name="P1">[ ] Criar a estrutura de pastas: <text:span text:style-name="Source_20_Text">/assets</text:span> (imagens/ícones), <text:span text:style-name="Source_20_Text">/src</text:span> (código), <text:span text:style-name="Source_20_Text">/database</text:span>.</text:p>
        </text:list-item>
        <text:list-item>
          <text:p text:style-name="P1">[ ] <text:span text:style-name="T1">Modelagem:</text:span> Criar o script do banco de dados para salvar o progresso do Ikigai e o diário.</text:p>
        </text:list-item>
      </text:list>
      <text:h text:style-name="Heading_20_3" text:outline-level="3">Etapa 2: O "Cérebro" (Integração com LLM) (Semana 2)</text:h>
      <text:list text:style-name="L2">
        <text:list-item>
          <text:p text:style-name="P2">[ ] Escolher a API de IA (OpenAI, Gemini API ou Groq).</text:p>
        </text:list-item>
        <text:list-item>
          <text:p text:style-name="P2">[ ] Criar a função que recebe o texto do usuário e retorna um insight baseado no Ikigai.</text:p>
        </text:list-item>
        <text:list-item>
          <text:p text:style-name="P2">[ ] Testar essa lógica apenas no terminal (sem interface ainda).</text:p>
        </text:list-item>
      </text:list>
      <text:h text:style-name="Heading_20_3" text:outline-level="3">Etapa 3: Interface Funcional (O Esqueleto) (Semana 3)</text:h>
      <text:list text:style-name="L3">
        <text:list-item>
          <text:p text:style-name="P3">[ ] Criar a tela inicial com o diagrama de círculos (usando Kivy ou Flet).</text:p>
        </text:list-item>
        <text:list-item>
          <text:p text:style-name="P3">[ ] Implementar o campo de texto do Diário.</text:p>
        </text:list-item>
        <text:list-item>
          <text:p text:style-name="P3">[ ] Ligar os botões às funções de Backend que você criou na Etapa 2.</text:p>
        </text:list-item>
      </text:list>
      <text:h text:style-name="Heading_20_3" text:outline-level="3">Etapa 4: Estética e Temas (Semana 4)</text:h>
      <text:list text:style-name="L4">
        <text:list-item>
          <text:p text:style-name="P4">[ ] Aplicar as cores do modo Dark/Light que definimos.</text:p>
        </text:list-item>
        <text:list-item>
          <text:p text:style-name="P4">[ ] Adicionar os ícones e garantir que o app "respire" bem na tela do celular.</text:p>
        </text:list-item>
        <text:list-item>
          <text:p text:style-name="P4">[ ] Criar a trilha de progresso visual.</text:p>
        </text:list-item>
      </text:list>
      <text:h text:style-name="Heading_20_3" text:outline-level="3">Etapa 5: Preparação para Android (Semana 5)</text:h>
      <text:list text:style-name="L5">
        <text:list-item>
          <text:p text:style-name="P5">[ ] Configurar o arquivo <text:span text:style-name="Source_20_Text">buildozer.spec</text:span> (onde você define o nome do app, ícone e permissões).</text:p>
        </text:list-item>
        <text:list-item>
          <text:p text:style-name="P5">[ ] Rodar o comando de build no Linux Mint.</text:p>
        </text:list-item>
        <text:list-item>
          <text:p text:style-name="P5">[ ] Gerar o arquivo <text:span text:style-name="Source_20_Text">.apk</text:span>.</text:p>
        </text:list-item>
      </text:list>
      <text:h text:style-name="Heading_20_3" text:outline-level="3">Etapa 6: Teste Real e Publicação</text:h>
      <text:list text:style-name="L6">
        <text:list-item>
          <text:p text:style-name="P6">[ ] Passar o APK para o seu celular e testar "na mão".</text:p>
        </text:list-item>
        <text:list-item>
          <text:p text:style-name="P6">[ ] Corrigir bugs de interface.</text:p>
        </text:list-item>
        <text:list-item>
          <text:p text:style-name="P6">[ ] Subir a versão final para o seu GitHub para apresentar ao professor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09:41:29.246105332</meta:creation-date>
    <dc:date>2026-03-19T10:03:53.346547184</dc:date>
    <meta:editing-duration>PT11M49S</meta:editing-duration>
    <meta:editing-cycles>1</meta:editing-cycles>
    <meta:document-statistic meta:table-count="0" meta:image-count="0" meta:object-count="0" meta:page-count="1" meta:paragraph-count="25" meta:word-count="291" meta:character-count="1416" meta:non-whitespace-character-count="1168"/>
    <meta:generator>LibreOffice/24.2.7.2$Linux_X86_64 LibreOffice_project/420$Build-2</meta:generator>
  </office:meta>
</office:document-meta>
</file>